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ID Value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is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Fall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1.1391" calcext:value-type="float">
            <text:p>31.1391</text:p>
          </table:table-cell>
          <table:table-cell office:value-type="float" office:value="31.3268" calcext:value-type="float">
            <text:p>31.3268</text:p>
          </table:table-cell>
          <table:table-cell table:formula="of:=[.E3]-[.D3]" office:value-type="float" office:value="0.1877" calcext:value-type="float">
            <text:p>0.1877</text:p>
          </table:table-cell>
          <table:table-cell office:value-type="float" office:value="34.3941" calcext:value-type="float">
            <text:p>34.3941</text:p>
          </table:table-cell>
          <table:table-cell office:value-type="float" office:value="34.5444" calcext:value-type="float">
            <text:p>34.5444</text:p>
          </table:table-cell>
          <table:table-cell table:formula="of:=[.H3]-[.G3]" office:value-type="float" office:value="0.150300000000001" calcext:value-type="float">
            <text:p>0.15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43.9679" calcext:value-type="float">
            <text:p>843.9679</text:p>
          </table:table-cell>
          <table:table-cell office:value-type="float" office:value="844.065" calcext:value-type="float">
            <text:p>844.065</text:p>
          </table:table-cell>
          <table:table-cell table:formula="of:=[.E4]-[.D4]" office:value-type="float" office:value="0.0971000000000686" calcext:value-type="float">
            <text:p>0.0971</text:p>
          </table:table-cell>
          <table:table-cell office:value-type="float" office:value="847.5733" calcext:value-type="float">
            <text:p>847.5733</text:p>
          </table:table-cell>
          <table:table-cell office:value-type="float" office:value="847.8236" calcext:value-type="float">
            <text:p>847.8236</text:p>
          </table:table-cell>
          <table:table-cell table:formula="of:=[.H4]-[.G4]" office:value-type="float" office:value="0.250300000000038" calcext:value-type="float">
            <text:p>0.25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float" office:value="1.5" calcext:value-type="float">
            <text:p>1.5</text:p>
          </table:table-cell>
          <table:table-cell office:value-type="float" office:value="1331.3007" calcext:value-type="float">
            <text:p>1331.3007</text:p>
          </table:table-cell>
          <table:table-cell office:value-type="float" office:value="1331.4435" calcext:value-type="float">
            <text:p>1331.4435</text:p>
          </table:table-cell>
          <table:table-cell table:formula="of:=[.E5]-[.D5]" office:value-type="float" office:value="0.142800000000079" calcext:value-type="float">
            <text:p>0.1428</text:p>
          </table:table-cell>
          <table:table-cell office:value-type="float" office:value="1334.9062" calcext:value-type="float">
            <text:p>1334.9062</text:p>
          </table:table-cell>
          <table:table-cell office:value-type="float" office:value="1335.1064" calcext:value-type="float">
            <text:p>1335.1064</text:p>
          </table:table-cell>
          <table:table-cell table:formula="of:=[.H5]-[.G5]" office:value-type="float" office:value="0.200199999999995" calcext:value-type="float">
            <text:p>0.200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19.9346" calcext:value-type="float">
            <text:p>1719.9346</text:p>
          </table:table-cell>
          <table:table-cell office:value-type="float" office:value="1720.0336" calcext:value-type="float">
            <text:p>1720.0336</text:p>
          </table:table-cell>
          <table:table-cell table:formula="of:=[.E6]-[.D6]" office:value-type="float" office:value="0.0989999999999327" calcext:value-type="float">
            <text:p>0.099</text:p>
          </table:table-cell>
          <table:table-cell office:value-type="float" office:value="1723.69" calcext:value-type="float">
            <text:p>1723.69</text:p>
          </table:table-cell>
          <table:table-cell office:value-type="float" office:value="1723.9904" calcext:value-type="float">
            <text:p>1723.9904</text:p>
          </table:table-cell>
          <table:table-cell table:formula="of:=[.H6]-[.G6]" office:value-type="float" office:value="0.300399999999854" calcext:value-type="float">
            <text:p>0.300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217.9683" calcext:value-type="float">
            <text:p>3217.9683</text:p>
          </table:table-cell>
          <table:table-cell office:value-type="float" office:value="3218.1147" calcext:value-type="float">
            <text:p>3218.1147</text:p>
          </table:table-cell>
          <table:table-cell table:formula="of:=[.E7]-[.D7]" office:value-type="float" office:value="0.146400000000085" calcext:value-type="float">
            <text:p>0.1464</text:p>
          </table:table-cell>
          <table:table-cell office:value-type="float" office:value="3221.0724" calcext:value-type="float">
            <text:p>3221.0724</text:p>
          </table:table-cell>
          <table:table-cell office:value-type="float" office:value="3221.2673" calcext:value-type="float">
            <text:p>3221.2673</text:p>
          </table:table-cell>
          <table:table-cell table:formula="of:=[.H7]-[.G7]" office:value-type="float" office:value="0.194899999999961" calcext:value-type="float">
            <text:p>0.1949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et point</text:p>
          </table:table-cell>
          <table:table-cell office:value-type="string" calcext:value-type="string">
            <text:p>Angular vel</text:p>
          </table:table-cell>
          <table:table-cell office:value-type="string" calcext:value-type="string">
            <text:p>Difference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([.B11]-[.A11])/[.A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([.B12]-[.A12])/[.A1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([.B13]-[.A13])/[.A1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31" calcext:value-type="float">
            <text:p>1.931</text:p>
          </table:table-cell>
          <table:table-cell table:formula="of:=([.B14]-[.A14])/[.A14]" office:value-type="float" office:value="-0.0345" calcext:value-type="float">
            <text:p>-0.0345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62" calcext:value-type="float">
            <text:p>0.462</text:p>
          </table:table-cell>
          <table:table-cell table:formula="of:=([.B15]-[.A15])/[.A15]" office:value-type="float" office:value="-0.076" calcext:value-type="float">
            <text:p>-0.076</text:p>
          </table:table-cell>
          <table:table-cell table:number-columns-repeated="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35" calcext:value-type="float">
            <text:p>0.235</text:p>
          </table:table-cell>
          <table:table-cell table:formula="of:=([.B16]-[.A16])/[.A16]" office:value-type="float" office:value="-0.06" calcext:value-type="float">
            <text:p>-0.0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0:28:44.210262554</meta:creation-date>
    <dc:date>2020-02-18T15:57:15.246642233</dc:date>
    <meta:editing-duration>PT2H13M8S</meta:editing-duration>
    <meta:editing-cycles>3</meta:editing-cycles>
    <meta:generator>LibreOffice/5.1.6.2$Linux_X86_64 LibreOffice_project/10m0$Build-2</meta:generator>
    <meta:document-statistic meta:table-count="1" meta:cell-count="78" meta:object-count="0"/>
  </office:meta>
</office:document-meta>
</file>